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9cd6" officeooo:paragraph-rsid="000d9cd6"/>
    </style:style>
    <style:style style:name="P2" style:family="paragraph" style:parent-style-name="Standard">
      <style:text-properties officeooo:rsid="000db359" officeooo:paragraph-rsid="000db359"/>
    </style:style>
    <style:style style:name="P3" style:family="paragraph" style:parent-style-name="Standard">
      <style:text-properties officeooo:rsid="000ddb46" officeooo:paragraph-rsid="000ddb46"/>
    </style:style>
    <style:style style:name="P4" style:family="paragraph" style:parent-style-name="Standard">
      <style:text-properties officeooo:rsid="000e9593" officeooo:paragraph-rsid="000e9593"/>
    </style:style>
    <style:style style:name="P5" style:family="paragraph" style:parent-style-name="Standard">
      <style:text-properties officeooo:rsid="00101d20" officeooo:paragraph-rsid="00101d20"/>
    </style:style>
    <style:style style:name="P6" style:family="paragraph" style:parent-style-name="Standard">
      <style:text-properties officeooo:rsid="001316bf" officeooo:paragraph-rsid="001316bf"/>
    </style:style>
    <style:style style:name="P7" style:family="paragraph" style:parent-style-name="Standard">
      <style:text-properties officeooo:rsid="0015c1d8" officeooo:paragraph-rsid="0015c1d8"/>
    </style:style>
    <style:style style:name="P8" style:family="paragraph" style:parent-style-name="Standard">
      <style:text-properties officeooo:rsid="0015c1d8" officeooo:paragraph-rsid="0019f243"/>
    </style:style>
    <style:style style:name="T1" style:family="text">
      <style:text-properties officeooo:rsid="000db359"/>
    </style:style>
    <style:style style:name="T2" style:family="text">
      <style:text-properties officeooo:rsid="000f72b2"/>
    </style:style>
    <style:style style:name="T3" style:family="text">
      <style:text-properties officeooo:rsid="001753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rt Optimization</text:p>
      <text:p text:style-name="P1"/>
      <text:p text:style-name="P1">1 SQL optimization</text:p>
      <text:p text:style-name="P1"/>
      <text:p text:style-name="P1">Request </text:p>
      <text:p text:style-name="P1"/>
      <text:p text:style-name="P1">array:8 [▼</text:p>
      <text:p text:style-name="P1"><text:s text:c="2"/>"name" =&gt; null</text:p>
      <text:p text:style-name="P1"><text:s text:c="2"/>"mobile_phone" =&gt; null</text:p>
      <text:p text:style-name="P1"><text:s text:c="2"/>"quiz_id" =&gt; array:1 [▼</text:p>
      <text:p text:style-name="P1"><text:s text:c="4"/>0 =&gt; "25"</text:p>
      <text:p text:style-name="P1"><text:s text:c="2"/>]</text:p>
      <text:p text:style-name="P1"><text:s text:c="2"/>"success" =&gt; "0"</text:p>
      <text:p text:style-name="P1"><text:s text:c="2"/>"from_date" =&gt; "2020-05-12 14:49:33"</text:p>
      <text:p text:style-name="P1"><text:s text:c="2"/>"to_date" =&gt; "2020-06-12 14:49:33"</text:p>
      <text:p text:style-name="P1"><text:s text:c="2"/>"export" =&gt; "1"</text:p>
      <text:p text:style-name="P1"><text:s text:c="2"/>"_token" =&gt; "mR5dsvSiKXxZ3lxFtv4cFxYJuVd1FcbAFg5pzldU"</text:p>
      <text:p text:style-name="P1">]</text:p>
      <text:p text:style-name="P1"/>
      <text:p text:style-name="P1">1 Body </text:p>
      <text:p text:style-name="P1"/>
      <text:p text:style-name="P1">$items = QuizResult::query()-&gt;orderBy('created_at', 'DESC')→toSql();</text:p>
      <text:p text:style-name="P1"/>
      <text:p text:style-name="P1">select * from `quiz_results` order by `created_at` desc</text:p>
      <text:p text:style-name="P1"/>
      <text:p text:style-name="P1">2 Quiz Sorting</text:p>
      <text:p text:style-name="P1"/>
      <text:p text:style-name="P1">$items-&gt;whereHas('quiz', function(Builder $q) {</text:p>
      <text:p text:style-name="P1"><text:s text:c="12"/>$q-&gt;where('deleted_at', NULL);</text:p>
      <text:p text:style-name="P1"><text:s text:c="8"/>});</text:p>
      <text:p text:style-name="P1"/>
      <text:p text:style-name="P1">select * from `quiz_results` where exists (select * from `quizzes` where `quiz_results`.`quiz_id` = `quizzes`.`id` and `deleted_at` is null and `quizzes`.`deleted_at` is null) order by `created_at` desc</text:p>
      <text:p text:style-name="P1"/>
      <text:p text:style-name="P1">3 <text:span text:style-name="T1">Name Sorting</text:span></text:p>
      <text:p text:style-name="P1"/>
      <text:p text:style-name="P1">select * from `quiz_results` where exists (select * from `quizzes` where `quiz_results`.`quiz_id` = `quizzes`.`id` and `deleted_at` is null and `quizzes`.`deleted_at` is null) order by `created_at` desc</text:p>
      <text:p text:style-name="P1"/>
      <text:p text:style-name="P2">4 mobile phone Sorting</text:p>
      <text:p text:style-name="P2"/>
      <text:p text:style-name="P2">select * from `quiz_results` where exists (select * from `quizzes` where `quiz_results`.`quiz_id` = `quizzes`.`id` and `deleted_at` is null and `quizzes`.`deleted_at` is null) order by `created_at` desc</text:p>
      <text:p text:style-name="P2"/>
      <text:p text:style-name="P2"/>
      <text:p text:style-name="P2"/>
      <text:p text:style-name="P2">5 quiz id Sorting</text:p>
      <text:p text:style-name="P2"/>
      <text:p text:style-name="P2"><text:soft-page-break/>select * from `quiz_results` where exists (select * from `quizzes` where `quiz_results`.`quiz_id` = `quizzes`.`id` and `deleted_at` is null and `quizzes`.`deleted_at` is null) and `quiz_id` in (?) order by `created_at` desc</text:p>
      <text:p text:style-name="P2"/>
      <text:p text:style-name="P3">6 Success</text:p>
      <text:p text:style-name="P3"/>
      <text:p text:style-name="P3">select * from `quiz_results` where exists (select * from `quizzes` where `quiz_results`.`quiz_id` = `quizzes`.`id` and `deleted_at` is null and `quizzes`.`deleted_at` is null) and `quiz_id` in (?) order by `created_at` desc</text:p>
      <text:p text:style-name="P3"/>
      <text:p text:style-name="P3">7 Date</text:p>
      <text:p text:style-name="P3"/>
      <text:p text:style-name="P3">select * from `quiz_results` where exists (select * from `quizzes` where `quiz_results`.`quiz_id` = `quizzes`.`id` and `deleted_at` is null and `quizzes`.`deleted_at` is null) and `quiz_id` in (?) and `created_at` between ? and ? order by `created_at` desc</text:p>
      <text:p text:style-name="P3"/>
      <text:p text:style-name="P4">Получается все запросы были быстрые но все же проблема в самом экспорте </text:p>
      <text:p text:style-name="P4">Для больших данных нужно использовать From Query и уже тут можно использовать Queue</text:p>
      <text:p text:style-name="P4">А From Collection не для больших данных</text:p>
      <text:p text:style-name="P4"/>
      <text:p text:style-name="P4">Сейчас нужно сделать запрос чтобы соединить множество данных</text:p>
      <text:p text:style-name="P4"/>
      <text:p text:style-name="P4">1 Quiz Results основная таблица <text:span text:style-name="T2">8 items</text:span></text:p>
      <text:p text:style-name="P4"/>
      <text:p text:style-name="P4"><text:s text:c="4"/>"id" =&gt; 1</text:p>
      <text:p text:style-name="P4"><text:s text:c="4"/>"quiz_id" =&gt; 1</text:p>
      <text:p text:style-name="P4"><text:s text:c="4"/>"partner_id" =&gt; 1</text:p>
      <text:p text:style-name="P4"><text:s text:c="4"/>"amount" =&gt; 1</text:p>
      <text:p text:style-name="P4"><text:s text:c="4"/>"questions" =&gt; "[{"id": 1, "answer": 3}, {"id": 2, "answer": 5}, {"id": 3, "answer": 8}]"</text:p>
      <text:p text:style-name="P4"><text:s text:c="4"/>"success" =&gt; 0</text:p>
      <text:p text:style-name="P4"><text:s text:c="4"/>"created_at" =&gt; "2020-03-20 10:33:00"</text:p>
      <text:p text:style-name="P4"><text:s text:c="4"/>"updated_at" =&gt; "2020-03-20 10:33:00"</text:p>
      <text:p text:style-name="P4"/>
      <text:p text:style-name="P4">2 with Partners <text:span text:style-name="T2">21 items</text:span></text:p>
      <text:p text:style-name="P4"/>
      <text:p text:style-name="P4"><text:s/>"id" =&gt; 1</text:p>
      <text:p text:style-name="P4"><text:s text:c="4"/>"quiz_id" =&gt; 1</text:p>
      <text:p text:style-name="P4"><text:s text:c="4"/>"partner_id" =&gt; 1</text:p>
      <text:p text:style-name="P4"><text:s text:c="4"/>"amount" =&gt; 1</text:p>
      <text:p text:style-name="P4"><text:s text:c="4"/>"questions" =&gt; "[{"id": 1, "answer": 3}, {"id": 2, "answer": 5}, {"id": 3, "answer": 8}]"</text:p>
      <text:p text:style-name="P4"><text:s text:c="4"/>"success" =&gt; 0</text:p>
      <text:p text:style-name="P4"><text:s text:c="4"/>"created_at" =&gt; "2020-01-22 05:04:51"</text:p>
      <text:p text:style-name="P4"><text:s text:c="4"/>"updated_at" =&gt; "2020-05-21 15:55:34"</text:p>
      <text:p text:style-name="P4"><text:s text:c="4"/>"mobile_phone" =&gt; "77059521623"</text:p>
      <text:p text:style-name="P4"><text:s text:c="4"/>"current_tradepoint" =&gt; "RT_037894"</text:p>
      <text:p text:style-name="P4"><text:s text:c="4"/>"current_uid" =&gt; "1-BFM93T"</text:p>
      <text:p text:style-name="P4"><text:s text:c="4"/>"locale" =&gt; "ru"</text:p>
      <text:p text:style-name="P4"><text:s text:c="4"/>"phone_verified_at" =&gt; "2020-01-28 19:03:22"</text:p>
      <text:p text:style-name="P4"><text:soft-page-break/><text:s text:c="4"/>"password" =&gt; "$2y$10$qcOIeDMsLtboE3RMOcBpTem5uHurCYNEdxUeNfYbTUKnU7nLkV1O."</text:p>
      <text:p text:style-name="P4"><text:s text:c="4"/>"onesignal_token" =&gt; "b018953e-d4d7-4e0e-8cef-69ed36b15a88"</text:p>
      <text:p text:style-name="P4"><text:s text:c="4"/>"platform" =&gt; "iOS"</text:p>
      <text:p text:style-name="P4"><text:s text:c="4"/>"sms_code" =&gt; "5242"</text:p>
      <text:p text:style-name="P4"><text:s text:c="4"/>"sms_code_sent_at" =&gt; "2020-04-24 16:13:10"</text:p>
      <text:p text:style-name="P4"><text:s text:c="4"/>"failed_auth" =&gt; 0</text:p>
      <text:p text:style-name="P4"><text:s text:c="4"/>"auth_blocked_till" =&gt; null</text:p>
      <text:p text:style-name="P4"><text:s text:c="4"/>"deleted_at" =&gt; null</text:p>
      <text:p text:style-name="P4"/>
      <text:p text:style-name="P5">3 Current contact 28 items</text:p>
      <text:p text:style-name="P5"/>
      <text:p text:style-name="P5">"id" =&gt; 49472</text:p>
      <text:p text:style-name="P5"><text:s text:c="4"/>"quiz_id" =&gt; 1</text:p>
      <text:p text:style-name="P5"><text:s text:c="4"/>"partner_id" =&gt; 1</text:p>
      <text:p text:style-name="P5"><text:s text:c="4"/>"amount" =&gt; 1</text:p>
      <text:p text:style-name="P5"><text:s text:c="4"/>"questions" =&gt; "[{"id": 1, "answer": 3}, {"id": 2, "answer": 5}, {"id": 3, "answer": 8}]"</text:p>
      <text:p text:style-name="P5"><text:s text:c="4"/>"success" =&gt; 0</text:p>
      <text:p text:style-name="P5"><text:s text:c="4"/>"created_at" =&gt; null</text:p>
      <text:p text:style-name="P5"><text:s text:c="4"/>"updated_at" =&gt; "2020-05-19 07:33:06"</text:p>
      <text:p text:style-name="P5"><text:s text:c="4"/>"mobile_phone" =&gt; "77059521623"</text:p>
      <text:p text:style-name="P5"><text:s text:c="4"/>"current_tradepoint" =&gt; "RT_037894"</text:p>
      <text:p text:style-name="P5"><text:s text:c="4"/>"current_uid" =&gt; "1-BFM93T"</text:p>
      <text:p text:style-name="P5"><text:s text:c="4"/>"locale" =&gt; "ru"</text:p>
      <text:p text:style-name="P5"><text:s text:c="4"/>"phone_verified_at" =&gt; "2020-01-28 19:03:22"</text:p>
      <text:p text:style-name="P5"><text:s text:c="4"/>"password" =&gt; "$2y$10$qcOIeDMsLtboE3RMOcBpTem5uHurCYNEdxUeNfYbTUKnU7nLkV1O."</text:p>
      <text:p text:style-name="P5"><text:s text:c="4"/>"onesignal_token" =&gt; "b018953e-d4d7-4e0e-8cef-69ed36b15a88"</text:p>
      <text:p text:style-name="P5"><text:s text:c="4"/>"platform" =&gt; "iOS"</text:p>
      <text:p text:style-name="P5"><text:s text:c="4"/>"sms_code" =&gt; "5242"</text:p>
      <text:p text:style-name="P5"><text:s text:c="4"/>"sms_code_sent_at" =&gt; "2020-04-24 16:13:10"</text:p>
      <text:p text:style-name="P5"><text:s text:c="4"/>"failed_auth" =&gt; 0</text:p>
      <text:p text:style-name="P5"><text:s text:c="4"/>"auth_blocked_till" =&gt; null</text:p>
      <text:p text:style-name="P5"><text:s text:c="4"/>"deleted_at" =&gt; null</text:p>
      <text:p text:style-name="P5"><text:s text:c="4"/>"contact_code" =&gt; "1-691360409"</text:p>
      <text:p text:style-name="P5"><text:s text:c="4"/>"contact_type" =&gt; "Seller"</text:p>
      <text:p text:style-name="P5"><text:s text:c="4"/>"first_name" =&gt; "Test2"</text:p>
      <text:p text:style-name="P5"><text:s text:c="4"/>"last_name" =&gt; "Test2"</text:p>
      <text:p text:style-name="P5"><text:s text:c="4"/>"middle_name" =&gt; ""</text:p>
      <text:p text:style-name="P5"><text:s text:c="4"/>"contact_uid" =&gt; "1-BFM93T"</text:p>
      <text:p text:style-name="P5"><text:s text:c="4"/>"iin_id" =&gt; ""</text:p>
      <text:p text:style-name="P5"/>
      <text:p text:style-name="P6">4 Quiz 36 items</text:p>
      <text:p text:style-name="P6"/>
      <text:p text:style-name="P6"><text:s/>"id" =&gt; 1</text:p>
      <text:p text:style-name="P6"><text:s text:c="4"/>"quiz_id" =&gt; 1</text:p>
      <text:p text:style-name="P6"><text:s text:c="4"/>"partner_id" =&gt; 1</text:p>
      <text:p text:style-name="P6"><text:s text:c="4"/>"amount" =&gt; 1</text:p>
      <text:p text:style-name="P6"><text:s text:c="4"/>"questions" =&gt; "[{"id": 1, "answer": 3}, {"id": 2, "answer": 5}, {"id": 3, "answer": 8}]"</text:p>
      <text:p text:style-name="P6"><text:soft-page-break/><text:s text:c="4"/>"success" =&gt; 0</text:p>
      <text:p text:style-name="P6"><text:s text:c="4"/>"created_at" =&gt; "2020-03-20 10:27:41"</text:p>
      <text:p text:style-name="P6"><text:s text:c="4"/>"updated_at" =&gt; "2020-03-20 13:03:41"</text:p>
      <text:p text:style-name="P6"><text:s text:c="4"/>"mobile_phone" =&gt; "77059521623"</text:p>
      <text:p text:style-name="P6"><text:s text:c="4"/>"current_tradepoint" =&gt; "RT_037894"</text:p>
      <text:p text:style-name="P6"><text:s text:c="4"/>"current_uid" =&gt; "1-BFM93T"</text:p>
      <text:p text:style-name="P6"><text:s text:c="4"/>"locale" =&gt; "ru"</text:p>
      <text:p text:style-name="P6"><text:s text:c="4"/>"phone_verified_at" =&gt; "2020-01-28 19:03:22"</text:p>
      <text:p text:style-name="P6"><text:s text:c="4"/>"password" =&gt; "$2y$10$qcOIeDMsLtboE3RMOcBpTem5uHurCYNEdxUeNfYbTUKnU7nLkV1O."</text:p>
      <text:p text:style-name="P6"><text:s text:c="4"/>"onesignal_token" =&gt; "b018953e-d4d7-4e0e-8cef-69ed36b15a88"</text:p>
      <text:p text:style-name="P6"><text:s text:c="4"/>"platform" =&gt; "iOS"</text:p>
      <text:p text:style-name="P6"><text:s text:c="4"/>"sms_code" =&gt; "5242"</text:p>
      <text:p text:style-name="P6"><text:s text:c="4"/>"sms_code_sent_at" =&gt; "2020-04-24 16:13:10"</text:p>
      <text:p text:style-name="P6"><text:s text:c="4"/>"failed_auth" =&gt; 0</text:p>
      <text:p text:style-name="P6"><text:s text:c="4"/>"auth_blocked_till" =&gt; null</text:p>
      <text:p text:style-name="P6"><text:s text:c="4"/>"deleted_at" =&gt; "2020-03-20 13:03:41"</text:p>
      <text:p text:style-name="P6"><text:s text:c="4"/>"contact_code" =&gt; "1-691360409"</text:p>
      <text:p text:style-name="P6"><text:s text:c="4"/>"contact_type" =&gt; "Seller"</text:p>
      <text:p text:style-name="P6"><text:s text:c="4"/>"first_name" =&gt; "Test2"</text:p>
      <text:p text:style-name="P6"><text:s text:c="4"/>"last_name" =&gt; "Test2"</text:p>
      <text:p text:style-name="P6"><text:s text:c="4"/>"middle_name" =&gt; ""</text:p>
      <text:p text:style-name="P6"><text:s text:c="4"/>"contact_uid" =&gt; "1-BFM93T"</text:p>
      <text:p text:style-name="P6"><text:s text:c="4"/>"iin_id" =&gt; ""</text:p>
      <text:p text:style-name="P6"><text:s text:c="4"/>"type" =&gt; "quiz"</text:p>
      <text:p text:style-name="P6"><text:s text:c="4"/>"title" =&gt; "{"kz": null, "ru": "Викторина"}"</text:p>
      <text:p text:style-name="P6"><text:s text:c="4"/>"from_date" =&gt; "2020-03-01"</text:p>
      <text:p text:style-name="P6"><text:s text:c="4"/>"to_date" =&gt; "2020-03-31"</text:p>
      <text:p text:style-name="P6"><text:s text:c="4"/>"public" =&gt; 1</text:p>
      <text:p text:style-name="P6"><text:s text:c="4"/>"user_list_file" =&gt; null</text:p>
      <text:p text:style-name="P6"><text:s text:c="4"/>"user_list_imported" =&gt; 0</text:p>
      <text:p text:style-name="P6"><text:s text:c="4"/>"active" =&gt; 1</text:p>
      <text:p text:style-name="P6"/>
      <text:p text:style-name="P7">5 quiz joined to quiz questions <text:s/>37 items</text:p>
      <text:p text:style-name="P7"/>
      <text:p text:style-name="P7">"id" =&gt; 1</text:p>
      <text:p text:style-name="P7"><text:s text:c="4"/>"quiz_id" =&gt; 1</text:p>
      <text:p text:style-name="P7"><text:s text:c="4"/>"partner_id" =&gt; 1</text:p>
      <text:p text:style-name="P7"><text:s text:c="4"/>"amount" =&gt; 1</text:p>
      <text:p text:style-name="P7"><text:s text:c="4"/>"questions" =&gt; "[{"id": 1, "answer": 3}, {"id": 2, "answer": 5}, {"id": 3, "answer": 8}]"</text:p>
      <text:p text:style-name="P7"><text:s text:c="4"/>"success" =&gt; 0</text:p>
      <text:p text:style-name="P7"><text:s text:c="4"/>"created_at" =&gt; "2020-03-20 10:28:46"</text:p>
      <text:p text:style-name="P7"><text:s text:c="4"/>"updated_at" =&gt; "2020-03-20 10:28:46"</text:p>
      <text:p text:style-name="P7"><text:s text:c="4"/>"mobile_phone" =&gt; "77059521623"</text:p>
      <text:p text:style-name="P7"><text:s text:c="4"/>"current_tradepoint" =&gt; "RT_037894"</text:p>
      <text:p text:style-name="P7"><text:s text:c="4"/>"current_uid" =&gt; "1-BFM93T"</text:p>
      <text:p text:style-name="P7"><text:s text:c="4"/>"locale" =&gt; "ru"</text:p>
      <text:p text:style-name="P7"><text:s text:c="4"/>"phone_verified_at" =&gt; "2020-01-28 19:03:22"</text:p>
      <text:p text:style-name="P7"><text:soft-page-break/><text:s text:c="4"/>"password" =&gt; "$2y$10$qcOIeDMsLtboE3RMOcBpTem5uHurCYNEdxUeNfYbTUKnU7nLkV1O."</text:p>
      <text:p text:style-name="P7"><text:s text:c="4"/>"onesignal_token" =&gt; "b018953e-d4d7-4e0e-8cef-69ed36b15a88"</text:p>
      <text:p text:style-name="P7"><text:s text:c="4"/>"platform" =&gt; "iOS"</text:p>
      <text:p text:style-name="P7"><text:s text:c="4"/>"sms_code" =&gt; "5242"</text:p>
      <text:p text:style-name="P7"><text:s text:c="4"/>"sms_code_sent_at" =&gt; "2020-04-24 16:13:10"</text:p>
      <text:p text:style-name="P7"><text:s text:c="4"/>"failed_auth" =&gt; 0</text:p>
      <text:p text:style-name="P7"><text:s text:c="4"/>"auth_blocked_till" =&gt; null</text:p>
      <text:p text:style-name="P7"><text:s text:c="4"/>"deleted_at" =&gt; "2020-03-20 13:03:41"</text:p>
      <text:p text:style-name="P7"><text:s text:c="4"/>"contact_code" =&gt; "1-691360409"</text:p>
      <text:p text:style-name="P7"><text:s text:c="4"/>"contact_type" =&gt; "Seller"</text:p>
      <text:p text:style-name="P7"><text:s text:c="4"/>"first_name" =&gt; "Test2"</text:p>
      <text:p text:style-name="P7"><text:s text:c="4"/>"last_name" =&gt; "Test2"</text:p>
      <text:p text:style-name="P7"><text:s text:c="4"/>"middle_name" =&gt; ""</text:p>
      <text:p text:style-name="P7"><text:s text:c="4"/>"contact_uid" =&gt; "1-BFM93T"</text:p>
      <text:p text:style-name="P7"><text:s text:c="4"/>"iin_id" =&gt; ""</text:p>
      <text:p text:style-name="P7"><text:s text:c="4"/>"type" =&gt; "choice"</text:p>
      <text:p text:style-name="P7"><text:s text:c="4"/>"title" =&gt; "{"kz": null, "ru": "Викторина"}"</text:p>
      <text:p text:style-name="P7"><text:s text:c="4"/>"from_date" =&gt; "2020-03-01"</text:p>
      <text:p text:style-name="P7"><text:s text:c="4"/>"to_date" =&gt; "2020-03-31"</text:p>
      <text:p text:style-name="P7"><text:s text:c="4"/>"public" =&gt; 1</text:p>
      <text:p text:style-name="P7"><text:s text:c="4"/>"user_list_file" =&gt; null</text:p>
      <text:p text:style-name="P7"><text:s text:c="4"/>"user_list_imported" =&gt; 0</text:p>
      <text:p text:style-name="P7"><text:s text:c="4"/>"active" =&gt; 1</text:p>
      <text:p text:style-name="P7"><text:s text:c="4"/>"question" =&gt; "{"kz": null, "ru": "Какой тут правильный ответ?"}"</text:p>
      <text:p text:style-name="P7"/>
      <text:p text:style-name="P7">6 quiz questions joined to quiz answers <text:span text:style-name="T3">40 </text:span></text:p>
      <text:p text:style-name="P7"/>
      <text:p text:style-name="P7">"id" =&gt; 1</text:p>
      <text:p text:style-name="P7"><text:s text:c="4"/>"quiz_id" =&gt; 1</text:p>
      <text:p text:style-name="P7"><text:s text:c="4"/>"partner_id" =&gt; 1</text:p>
      <text:p text:style-name="P7"><text:s text:c="4"/>"amount" =&gt; 1</text:p>
      <text:p text:style-name="P7"><text:s text:c="4"/>"questions" =&gt; "[{"id": 1, "answer": 3}, {"id": 2, "answer": 5}, {"id": 3, "answer": 8}]"</text:p>
      <text:p text:style-name="P7"><text:s text:c="4"/>"success" =&gt; 0</text:p>
      <text:p text:style-name="P7"><text:s text:c="4"/>"created_at" =&gt; "2020-03-20 10:28:47"</text:p>
      <text:p text:style-name="P7"><text:s text:c="4"/>"updated_at" =&gt; "2020-03-20 10:28:47"</text:p>
      <text:p text:style-name="P7"><text:s text:c="4"/>"mobile_phone" =&gt; "77059521623"</text:p>
      <text:p text:style-name="P7"><text:s text:c="4"/>"current_tradepoint" =&gt; "RT_037894"</text:p>
      <text:p text:style-name="P7"><text:s text:c="4"/>"current_uid" =&gt; "1-BFM93T"</text:p>
      <text:p text:style-name="P7"><text:s text:c="4"/>"locale" =&gt; "ru"</text:p>
      <text:p text:style-name="P7"><text:s text:c="4"/>"phone_verified_at" =&gt; "2020-01-28 19:03:22"</text:p>
      <text:p text:style-name="P7"><text:s text:c="4"/>"password" =&gt; "$2y$10$qcOIeDMsLtboE3RMOcBpTem5uHurCYNEdxUeNfYbTUKnU7nLkV1O."</text:p>
      <text:p text:style-name="P7"><text:s text:c="4"/>"onesignal_token" =&gt; "b018953e-d4d7-4e0e-8cef-69ed36b15a88"</text:p>
      <text:p text:style-name="P7"><text:s text:c="4"/>"platform" =&gt; "iOS"</text:p>
      <text:p text:style-name="P7"><text:s text:c="4"/>"sms_code" =&gt; "5242"</text:p>
      <text:p text:style-name="P7"><text:s text:c="4"/>"sms_code_sent_at" =&gt; "2020-04-24 16:13:10"</text:p>
      <text:p text:style-name="P7"><text:s text:c="4"/>"failed_auth" =&gt; 0</text:p>
      <text:p text:style-name="P7"><text:s text:c="4"/>"auth_blocked_till" =&gt; null</text:p>
      <text:p text:style-name="P7"><text:soft-page-break/><text:s text:c="4"/>"deleted_at" =&gt; "2020-03-20 13:03:41"</text:p>
      <text:p text:style-name="P7"><text:s text:c="4"/>"contact_code" =&gt; "1-691360409"</text:p>
      <text:p text:style-name="P7"><text:s text:c="4"/>"contact_type" =&gt; "Seller"</text:p>
      <text:p text:style-name="P7"><text:s text:c="4"/>"first_name" =&gt; "Test2"</text:p>
      <text:p text:style-name="P7"><text:s text:c="4"/>"last_name" =&gt; "Test2"</text:p>
      <text:p text:style-name="P7"><text:s text:c="4"/>"middle_name" =&gt; ""</text:p>
      <text:p text:style-name="P7"><text:s text:c="4"/>"contact_uid" =&gt; "1-BFM93T"</text:p>
      <text:p text:style-name="P7"><text:s text:c="4"/>"iin_id" =&gt; ""</text:p>
      <text:p text:style-name="P7"><text:s text:c="4"/>"type" =&gt; "choice"</text:p>
      <text:p text:style-name="P7"><text:s text:c="4"/>"title" =&gt; "{"kz": null, "ru": "Викторина"}"</text:p>
      <text:p text:style-name="P7"><text:s text:c="4"/>"from_date" =&gt; "2020-03-01"</text:p>
      <text:p text:style-name="P7"><text:s text:c="4"/>"to_date" =&gt; "2020-03-31"</text:p>
      <text:p text:style-name="P7"><text:s text:c="4"/>"public" =&gt; 1</text:p>
      <text:p text:style-name="P7"><text:s text:c="4"/>"user_list_file" =&gt; null</text:p>
      <text:p text:style-name="P7"><text:s text:c="4"/>"user_list_imported" =&gt; 0</text:p>
      <text:p text:style-name="P7"><text:s text:c="4"/>"active" =&gt; 1</text:p>
      <text:p text:style-name="P7"><text:s text:c="4"/>"question" =&gt; "{"kz": null, "ru": "Какой тут правильный ответ?"}"</text:p>
      <text:p text:style-name="P7"><text:s text:c="4"/>"quiz_question_id" =&gt; 1</text:p>
      <text:p text:style-name="P7"><text:s text:c="4"/>"answer" =&gt; "{"kz": null, "ru": "Не этот"}"</text:p>
      <text:p text:style-name="P7"><text:s text:c="4"/>"correct" =&gt; 0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5:26:02.697752745</meta:creation-date>
    <dc:date>2020-06-19T10:40:10.654499967</dc:date>
    <meta:editing-duration>PT23H4M4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213" meta:word-count="955" meta:character-count="8042" meta:non-whitespace-character-count="6591"/>
  </office:meta>
</office:document-meta>
</file>